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moder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16.23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0.301cm"/>
    </style:style>
    <style:style style:name="co5" style:family="table-column">
      <style:table-column-properties fo:break-before="auto" style:column-width="14.43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9.267cm"/>
    </style:style>
    <style:style style:name="co10" style:family="table-column">
      <style:table-column-properties fo:break-before="auto" style:column-width="11.028cm"/>
    </style:style>
    <style:style style:name="co11" style:family="table-column">
      <style:table-column-properties fo:break-before="auto" style:column-width="1.506cm"/>
    </style:style>
    <style:style style:name="co12" style:family="table-column">
      <style:table-column-properties fo:break-before="auto" style:column-width="12.58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9.8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12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 style:data-style-name="N100">
      <style:table-cell-properties fo:wrap-option="no-wrap" style:vertical-align="top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ork" table:style-name="ta1">
        <table:table-column table:style-name="co1" table:default-cell-style-name="ce11"/>
        <table:table-column table:style-name="co1" table:default-cell-style-name="ce13"/>
        <table:table-column table:style-name="co2" table:default-cell-style-name="ce15"/>
        <table:table-column table:style-name="co3" table:default-cell-style-name="ce13"/>
        <table:table-column table:style-name="co4" table:default-cell-style-name="ce13"/>
        <table:table-column table:style-name="co5" table:default-cell-style-name="ce15"/>
        <table:table-column table:style-name="co6" table:number-columns-repeated="1018" table:default-cell-style-name="ce17"/>
        <table:table-row table:style-name="ro1">
          <table:table-cell table:style-name="ce10" office:value-type="string" calcext:value-type="string">
            <text:p>Model</text:p>
          </table:table-cell>
          <table:table-cell table:style-name="ce12" office:value-type="string" calcext:value-type="string">
            <text:p>Field name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Data type</text:p>
          </table:table-cell>
          <table:table-cell table:style-name="ce12" office:value-type="string" calcext:value-type="string">
            <text:p>See</text:p>
          </table:table-cell>
          <table:table-cell table:style-name="ce14" office:value-type="string" calcext:value-type="string">
            <text:p>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he DOI for the work.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https://doi.org/10.7717/peerj.43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he URL for the work.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https://opencitations.github.io/ontology/current/ontology.ht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urn</text:p>
          </table:table-cell>
          <table:table-cell office:value-type="string" calcext:value-type="string">
            <text:p>The URN for the work.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rn:nbn:de:101:1-20190728024017577029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itati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he title of this work.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state of OA: a large-scale analysis of the prevalence and impact of Open Access artic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itatio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The abstract of this work.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state of OA: a large-scale analysis of the prevalence and impact of Open Access articles ..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publication_year</text:p>
          </table:table-cell>
          <table:table-cell office:value-type="string" calcext:value-type="string">
            <text:p>The year this work was published.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publication_date</text:p>
          </table:table-cell>
          <table:table-cell office:value-type="string" calcext:value-type="string">
            <text:p>The day when this work was published, formatted as an ISO 8601 date.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ttps://en.wikipedia.org/wiki/ISO_8601</text:p>
          </table:table-cell>
          <table:table-cell office:value-type="float" office:value="43144" calcext:value-type="float">
            <text:p>43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he type or genre of the work.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ttps://api.crossref.org/types</text:p>
          </table:table-cell>
          <table:table-cell office:value-type="string" calcext:value-type="string">
            <text:p>journal-arti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List of Author objects, each representing an author.</text:p>
          </table:table-cell>
          <table:table-cell office:value-type="string" calcext:value-type="string">
            <text:p>object[]</text:p>
          </table:table-cell>
          <table:table-cell office:value-type="string" calcext:value-type="string">
            <text:p>AuthorModel</text:p>
          </table:table-cell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cited_by_count</text:p>
          </table:table-cell>
          <table:table-cell office:value-type="string" calcext:value-type="string">
            <text:p>The number of citations to this work. These are the times that other works have cited this work.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ited_by_count: 3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The volume of issue of journal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The issue of journal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7442" calcext:value-type="float">
            <text:p>74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The number of pages of the work/article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first_page</text:p>
          </table:table-cell>
          <table:table-cell office:value-type="string" calcext:value-type="string">
            <text:p>The number of pages of the work/article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last_page</text:p>
          </table:table-cell>
          <table:table-cell office:value-type="string" calcext:value-type="string">
            <text:p>The number of pages of the work/article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is_retracted</text:p>
          </table:table-cell>
          <table:table-cell office:value-type="string" calcext:value-type="string">
            <text:p>True if we know this work has been retracted. False if we don't know or not retracted.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venue_issn_l</text:p>
          </table:table-cell>
          <table:table-cell office:value-type="string" calcext:value-type="string">
            <text:p>The ISSN-L identifying this venue. This is the Canonical External ID for venues.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ttps://docs.openalex.org/about-the-data#canonical-external-ids</text:p>
          </table:table-cell>
          <table:table-cell office:value-type="string" calcext:value-type="string">
            <text:p>2167-83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venue_name</text:p>
          </table:table-cell>
          <table:table-cell office:value-type="string" calcext:value-type="string">
            <text:p>The name of the venue.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eer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venue_publisher</text:p>
          </table:table-cell>
          <table:table-cell office:value-type="string" calcext:value-type="string">
            <text:p>The name of this venue's publisher. 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eer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venue_is_oa</text:p>
          </table:table-cell>
          <table:table-cell office:value-type="string" calcext:value-type="string">
            <text:p>Is this Venue Open Acces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venue_openalex_id</text:p>
          </table:table-cell>
          <table:table-cell office:value-type="string" calcext:value-type="string">
            <text:p>The OpenAlex ID for this venu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ttps://docs.openalex.org/about-the-data#the-openalex-id</text:p>
          </table:table-cell>
          <table:table-cell office:value-type="string" calcext:value-type="string">
            <text:p>V19839952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venue_url</text:p>
          </table:table-cell>
          <table:table-cell office:value-type="string" calcext:value-type="string">
            <text:p>The URL of the ven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http://www.peerj.com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updated_date</text:p>
          </table:table-cell>
          <table:table-cell office:value-type="string" calcext:value-type="string">
            <text:p>The last time anything in this Work object changed, expressed as an ISO 8601 date string.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ttps://en.wikipedia.org/wiki/ISO_8601</text:p>
          </table:table-cell>
          <table:table-cell office:value-type="string" calcext:value-type="string">
            <text:p>updated_date: "2022-01-02T00:22:35.180390"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itation</text:p>
          </table:table-cell>
          <table:table-cell office:value-type="string" calcext:value-type="string">
            <text:p>created_date</text:p>
          </table:table-cell>
          <table:table-cell office:value-type="string" calcext:value-type="string">
            <text:p>The date this Work object was created in the OpenAlex dataset, expressed as an ISO 8601 date string.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ttps://en.wikipedia.org/wiki/ISO_8601</text:p>
          </table:table-cell>
          <table:table-cell office:value-type="string" calcext:value-type="string">
            <text:p>created_date: "2017-08-08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openalex_id</text:p>
          </table:table-cell>
          <table:table-cell office:value-type="string" calcext:value-type="string">
            <text:p>The OpenAlex ID for this wo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ttps://docs.openalex.org/about-the-data#the-openalex-id</text:p>
          </table:table-cell>
          <table:table-cell office:value-type="string" calcext:value-type="string">
            <text:p>W27418098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openalex_url</text:p>
          </table:table-cell>
          <table:table-cell office:value-type="string" calcext:value-type="string">
            <text:p>The OpenAlex URL for this wo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ttps://docs.openalex.org/about-the-data#the-openalex-id</text:p>
          </table:table-cell>
          <table:table-cell office:value-type="string" calcext:value-type="string">
            <text:p>https://docs.openalex.org/about-the-data#W27418098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wikidata_qid</text:p>
          </table:table-cell>
          <table:table-cell office:value-type="string" calcext:value-type="string">
            <text:p>The Wikidata QID for this wo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ttps://www.wikidata.org/wiki/Q43649390</text:p>
          </table:table-cell>
          <table:table-cell office:value-type="string" calcext:value-type="string">
            <text:p>Q436493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wikidata_url</text:p>
          </table:table-cell>
          <table:table-cell office:value-type="string" calcext:value-type="string">
            <text:p>The Wikidata URL for this work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https://www.wikidata.org/wiki/Q436493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opencitations_id</text:p>
          </table:table-cell>
          <table:table-cell office:value-type="string" calcext:value-type="string">
            <text:p>The OpenCitations URL for this wo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ttps://opencitations.net/index/api/v1#/citations/{oci}</text:p>
          </table:table-cell>
          <table:table-cell office:value-type="string" calcext:value-type="string">
            <text:p>0200100000236102818370204030309-020070701073625141427193701090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itation</text:p>
          </table:table-cell>
          <table:table-cell office:value-type="string" calcext:value-type="string">
            <text:p>opencitations_url</text:p>
          </table:table-cell>
          <table:table-cell office:value-type="string" calcext:value-type="string">
            <text:p>The OpenCitations URL for this wo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ttps://opencitations.net/index/api/v1#/citations/{oci}</text:p>
          </table:table-cell>
          <table:table-cell office:value-type="string" calcext:value-type="string">
            <text:p>https://opencitations.net/index/api/v1#/citations/0200100000236102818370204030309-020070701073625141427193701090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isProcessed</text:p>
          </table:table-cell>
          <table:table-cell office:value-type="string" calcext:value-type="string">
            <text:p>Is this work processed or to be process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" table:style-name="ta1">
        <table:table-column table:style-name="co7" table:default-cell-style-name="ce13"/>
        <table:table-column table:style-name="co8" table:default-cell-style-name="ce13"/>
        <table:table-column table:style-name="co2" table:default-cell-style-name="ce15"/>
        <table:table-column table:style-name="co3" table:default-cell-style-name="ce13"/>
        <table:table-column table:style-name="co9" table:default-cell-style-name="ce13"/>
        <table:table-column table:style-name="co10" table:default-cell-style-name="ce15"/>
        <table:table-column table:style-name="co6" table:number-columns-repeated="1018" table:default-cell-style-name="ce18"/>
        <table:table-row table:style-name="ro1">
          <table:table-cell table:style-name="ce12" office:value-type="string" calcext:value-type="string">
            <text:p>Model</text:p>
          </table:table-cell>
          <table:table-cell table:style-name="ce12" office:value-type="string" calcext:value-type="string">
            <text:p>Field name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Data type</text:p>
          </table:table-cell>
          <table:table-cell table:style-name="ce12" office:value-type="string" calcext:value-type="string">
            <text:p>See</text:p>
          </table:table-cell>
          <table:table-cell table:style-name="ce14" office:value-type="string" calcext:value-type="string">
            <text:p>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orcid</text:p>
          </table:table-cell>
          <table:table-cell office:value-type="string" calcext:value-type="string">
            <text:p>The ORCID ID for this author. ORCID global and unique ID for authors.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https://orcid.org/0000-0001-6187-66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he name of the author as a single string.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Jason Pri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s_count</text:p>
          </table:table-cell>
          <table:table-cell office:value-type="string" calcext:value-type="string">
            <text:p>The number of Works this this author has created.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cited_by_count</text:p>
          </table:table-cell>
          <table:table-cell office:value-type="string" calcext:value-type="string">
            <text:p>The total number Works that cite a work this author has created.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uthor</text:p>
          </table:table-cell>
          <table:table-cell office:value-type="string" calcext:value-type="string">
            <text:p>counts_by_year</text:p>
          </table:table-cell>
          <table:table-cell office:value-type="string" calcext:value-type="string">
            <text:p>Author.works_count and Author.cited_by_count for each of the last ten years, binned by year. To put it another way: each year, you can see how many works this author published, and how many times they got cited.</text:p>
          </table:table-cell>
          <table:table-cell office:value-type="string" calcext:value-type="string">
            <text:p>object (list)</text:p>
          </table:table-cell>
          <table:table-cell/>
          <table:table-cell office:value-type="string" calcext:value-type="string">
            <text:p>[ { year: 2022, works_count: 0, cited_by_count: 8 }, { year: 2021, works_count: 1, cited_by_count: 252 } 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thor</text:p>
          </table:table-cell>
          <table:table-cell office:value-type="string" calcext:value-type="string">
            <text:p>updated_date</text:p>
          </table:table-cell>
          <table:table-cell office:value-type="string" calcext:value-type="string">
            <text:p>The last time anything in this author object changed, expressed as an ISO 8601 date string. This date is updated for any change at all, including increases in various counts.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44563" calcext:value-type="float">
            <text:p>445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thor</text:p>
          </table:table-cell>
          <table:table-cell office:value-type="string" calcext:value-type="string">
            <text:p>created_date</text:p>
          </table:table-cell>
          <table:table-cell office:value-type="string" calcext:value-type="string">
            <text:p>The date this Author object was created in the OpenAlex dataset, expressed as an ISO 8601 date string.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42955" calcext:value-type="float">
            <text:p>429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ikidata_qid</text:p>
          </table:table-cell>
          <table:table-cell office:value-type="string" calcext:value-type="string">
            <text:p>The Wikidata QID for this wo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ttps://www.wikidata.org/wiki/Q43649390</text:p>
          </table:table-cell>
          <table:table-cell office:value-type="string" calcext:value-type="string">
            <text:p>Q436493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openalex_id</text:p>
          </table:table-cell>
          <table:table-cell office:value-type="string" calcext:value-type="string">
            <text:p>The OpenAlex ID for this wo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ttps://docs.openalex.org/about-the-data#the-openalex-id</text:p>
          </table:table-cell>
          <table:table-cell office:value-type="string" calcext:value-type="string">
            <text:p>W2741809807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tation" table:style-name="ta1">
        <table:table-column table:style-name="co11" table:default-cell-style-name="ce21"/>
        <table:table-column table:style-name="co1" table:default-cell-style-name="ce21"/>
        <table:table-column table:style-name="co12" table:default-cell-style-name="ce15"/>
        <table:table-column table:style-name="co13" table:default-cell-style-name="ce21"/>
        <table:table-column table:style-name="co4" table:default-cell-style-name="ce21"/>
        <table:table-column table:style-name="co14" table:default-cell-style-name="ce15"/>
        <table:table-row table:style-name="ro1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Field name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See</text:p>
          </table:table-cell>
          <table:table-cell table:style-name="ce14" office:value-type="string" calcext:value-type="string">
            <text:p>Example</text:p>
          </table:table-cell>
        </table:table-row>
        <table:table-row table:style-name="ro4">
          <table:table-cell table:style-name="ce20" office:value-type="string" calcext:value-type="string">
            <text:p>Citation</text:p>
          </table:table-cell>
          <table:table-cell table:style-name="ce20" office:value-type="string" calcext:value-type="string">
            <text:p>raw</text:p>
          </table:table-cell>
          <table:table-cell office:value-type="string" calcext:value-type="string">
            <text:p>The unchanged raw citation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office:value-type="string" calcext:value-type="string">
            <text:p>Hauschke C, Nüst D, Cordts A, Lilienthal S (2021) OPTIMETA – Strengthening the Open Access publishing system through open citations and spatiotemporal metadata. Research Ideas and Outcomes 7: e66264. https://doi.org/10.3897/rio.7.e66264</text:p>
          </table:table-cell>
        </table:table-row>
        <table:table-row table:style-name="ro1">
          <table:table-cell table:formula="of:=IF([$Work.A2]&lt;&gt;&quot;&quot;;[$Work.A2];&quot;&quot;)" office:value-type="string" office:string-value="Citation" calcext:value-type="string">
            <text:p>Citation</text:p>
          </table:table-cell>
          <table:table-cell table:formula="of:=IF([$Work.B2]&lt;&gt;&quot;&quot;;[$Work.B2];&quot;&quot;)" office:value-type="string" office:string-value="doi" calcext:value-type="string">
            <text:p>doi</text:p>
          </table:table-cell>
          <table:table-cell table:formula="of:=IF([$Work.C2]&lt;&gt;&quot;&quot;;[$Work.C2];&quot;&quot;)" office:value-type="string" office:string-value="The DOI for the work." calcext:value-type="string">
            <text:p>The DOI for the work.</text:p>
          </table:table-cell>
          <table:table-cell table:formula="of:=IF([$Work.D2]&lt;&gt;&quot;&quot;;[$Work.D2];&quot;&quot;)" office:value-type="string" office:string-value="string" calcext:value-type="string">
            <text:p>string</text:p>
          </table:table-cell>
          <table:table-cell table:formula="of:=IF([$Work.E2]&lt;&gt;&quot;&quot;;[$Work.E2];&quot;&quot;)">
            <text:p/>
          </table:table-cell>
          <table:table-cell table:formula="of:=IF([$Work.F2]&lt;&gt;&quot;&quot;;[$Work.F2];&quot;&quot;)" office:value-type="string" office:string-value="https://doi.org/10.7717/peerj.4375" calcext:value-type="string">
            <text:p>https://doi.org/10.7717/peerj.4375</text:p>
          </table:table-cell>
        </table:table-row>
        <table:table-row table:style-name="ro1">
          <table:table-cell table:formula="of:=IF([$Work.A3]&lt;&gt;&quot;&quot;;[$Work.A3];&quot;&quot;)" office:value-type="string" office:string-value="Citation" calcext:value-type="string">
            <text:p>Citation</text:p>
          </table:table-cell>
          <table:table-cell table:formula="of:=IF([$Work.B3]&lt;&gt;&quot;&quot;;[$Work.B3];&quot;&quot;)" office:value-type="string" office:string-value="url" calcext:value-type="string">
            <text:p>url</text:p>
          </table:table-cell>
          <table:table-cell table:formula="of:=IF([$Work.C3]&lt;&gt;&quot;&quot;;[$Work.C3];&quot;&quot;)" office:value-type="string" office:string-value="The URL for the work." calcext:value-type="string">
            <text:p>The URL for the work.</text:p>
          </table:table-cell>
          <table:table-cell table:formula="of:=IF([$Work.D3]&lt;&gt;&quot;&quot;;[$Work.D3];&quot;&quot;)" office:value-type="string" office:string-value="string" calcext:value-type="string">
            <text:p>string</text:p>
          </table:table-cell>
          <table:table-cell table:formula="of:=IF([$Work.E3]&lt;&gt;&quot;&quot;;[$Work.E3];&quot;&quot;)">
            <text:p/>
          </table:table-cell>
          <table:table-cell table:formula="of:=IF([$Work.F3]&lt;&gt;&quot;&quot;;[$Work.F3];&quot;&quot;)" office:value-type="string" office:string-value="https://opencitations.github.io/ontology/current/ontology.html" calcext:value-type="string">
            <text:p>https://opencitations.github.io/ontology/current/ontology.html</text:p>
          </table:table-cell>
        </table:table-row>
        <table:table-row table:style-name="ro1">
          <table:table-cell table:formula="of:=IF([$Work.A4]&lt;&gt;&quot;&quot;;[$Work.A4];&quot;&quot;)" office:value-type="string" office:string-value="Citation" calcext:value-type="string">
            <text:p>Citation</text:p>
          </table:table-cell>
          <table:table-cell table:formula="of:=IF([$Work.B4]&lt;&gt;&quot;&quot;;[$Work.B4];&quot;&quot;)" office:value-type="string" office:string-value="urn" calcext:value-type="string">
            <text:p>urn</text:p>
          </table:table-cell>
          <table:table-cell table:formula="of:=IF([$Work.C4]&lt;&gt;&quot;&quot;;[$Work.C4];&quot;&quot;)" office:value-type="string" office:string-value="The URN for the work." calcext:value-type="string">
            <text:p>The URN for the work.</text:p>
          </table:table-cell>
          <table:table-cell table:formula="of:=IF([$Work.D4]&lt;&gt;&quot;&quot;;[$Work.D4];&quot;&quot;)" office:value-type="string" office:string-value="string" calcext:value-type="string">
            <text:p>string</text:p>
          </table:table-cell>
          <table:table-cell table:formula="of:=IF([$Work.E4]&lt;&gt;&quot;&quot;;[$Work.E4];&quot;&quot;)">
            <text:p/>
          </table:table-cell>
          <table:table-cell table:formula="of:=IF([$Work.F4]&lt;&gt;&quot;&quot;;[$Work.F4];&quot;&quot;)" office:value-type="string" office:string-value="urn:nbn:de:101:1-2019072802401757702913" calcext:value-type="string">
            <text:p>urn:nbn:de:101:1-2019072802401757702913</text:p>
          </table:table-cell>
        </table:table-row>
        <table:table-row table:style-name="ro2">
          <table:table-cell table:formula="of:=IF([$Work.A5]&lt;&gt;&quot;&quot;;[$Work.A5];&quot;&quot;)" office:value-type="string" office:string-value="Citation" calcext:value-type="string">
            <text:p>Citation</text:p>
          </table:table-cell>
          <table:table-cell table:formula="of:=IF([$Work.B5]&lt;&gt;&quot;&quot;;[$Work.B5];&quot;&quot;)" office:value-type="string" office:string-value="title" calcext:value-type="string">
            <text:p>title</text:p>
          </table:table-cell>
          <table:table-cell table:formula="of:=IF([$Work.C5]&lt;&gt;&quot;&quot;;[$Work.C5];&quot;&quot;)" office:value-type="string" office:string-value="The title of this work." calcext:value-type="string">
            <text:p>The title of this work.</text:p>
          </table:table-cell>
          <table:table-cell table:formula="of:=IF([$Work.D5]&lt;&gt;&quot;&quot;;[$Work.D5];&quot;&quot;)" office:value-type="string" office:string-value="string" calcext:value-type="string">
            <text:p>string</text:p>
          </table:table-cell>
          <table:table-cell table:formula="of:=IF([$Work.E5]&lt;&gt;&quot;&quot;;[$Work.E5];&quot;&quot;)">
            <text:p/>
          </table:table-cell>
          <table:table-cell table:formula="of:=IF([$Work.F5]&lt;&gt;&quot;&quot;;[$Work.F5];&quot;&quot;)" office:value-type="string" office:string-value="The state of OA: a large-scale analysis of the prevalence and impact of Open Access articles" calcext:value-type="string">
            <text:p>The state of OA: a large-scale analysis of the prevalence and impact of Open Access articles</text:p>
          </table:table-cell>
        </table:table-row>
        <table:table-row table:style-name="ro2">
          <table:table-cell table:formula="of:=IF([$Work.A6]&lt;&gt;&quot;&quot;;[$Work.A6];&quot;&quot;)" office:value-type="string" office:string-value="Citation" calcext:value-type="string">
            <text:p>Citation</text:p>
          </table:table-cell>
          <table:table-cell table:formula="of:=IF([$Work.B6]&lt;&gt;&quot;&quot;;[$Work.B6];&quot;&quot;)" office:value-type="string" office:string-value="abstract" calcext:value-type="string">
            <text:p>abstract</text:p>
          </table:table-cell>
          <table:table-cell table:formula="of:=IF([$Work.C6]&lt;&gt;&quot;&quot;;[$Work.C6];&quot;&quot;)" office:value-type="string" office:string-value="The abstract of this work." calcext:value-type="string">
            <text:p>The abstract of this work.</text:p>
          </table:table-cell>
          <table:table-cell table:formula="of:=IF([$Work.D6]&lt;&gt;&quot;&quot;;[$Work.D6];&quot;&quot;)" office:value-type="string" office:string-value="string" calcext:value-type="string">
            <text:p>string</text:p>
          </table:table-cell>
          <table:table-cell table:formula="of:=IF([$Work.E6]&lt;&gt;&quot;&quot;;[$Work.E6];&quot;&quot;)">
            <text:p/>
          </table:table-cell>
          <table:table-cell table:formula="of:=IF([$Work.F6]&lt;&gt;&quot;&quot;;[$Work.F6];&quot;&quot;)" office:value-type="string" office:string-value="The state of OA: a large-scale analysis of the prevalence and impact of Open Access articles ..." calcext:value-type="string">
            <text:p>The state of OA: a large-scale analysis of the prevalence and impact of Open Access articles ...</text:p>
          </table:table-cell>
        </table:table-row>
        <table:table-row table:style-name="ro1">
          <table:table-cell table:formula="of:=IF([$Work.A7]&lt;&gt;&quot;&quot;;[$Work.A7];&quot;&quot;)" office:value-type="string" office:string-value="Citation" calcext:value-type="string">
            <text:p>Citation</text:p>
          </table:table-cell>
          <table:table-cell table:formula="of:=IF([$Work.B7]&lt;&gt;&quot;&quot;;[$Work.B7];&quot;&quot;)" office:value-type="string" office:string-value="publication_year" calcext:value-type="string">
            <text:p>publication_year</text:p>
          </table:table-cell>
          <table:table-cell table:formula="of:=IF([$Work.C7]&lt;&gt;&quot;&quot;;[$Work.C7];&quot;&quot;)" office:value-type="string" office:string-value="The year this work was published." calcext:value-type="string">
            <text:p>The year this work was published.</text:p>
          </table:table-cell>
          <table:table-cell table:formula="of:=IF([$Work.D7]&lt;&gt;&quot;&quot;;[$Work.D7];&quot;&quot;)" office:value-type="string" office:string-value="integer" calcext:value-type="string">
            <text:p>integer</text:p>
          </table:table-cell>
          <table:table-cell table:formula="of:=IF([$Work.E7]&lt;&gt;&quot;&quot;;[$Work.E7];&quot;&quot;)">
            <text:p/>
          </table:table-cell>
          <table:table-cell table:formula="of:=IF([$Work.F7]&lt;&gt;&quot;&quot;;[$Work.F7];&quot;&quot;)" office:value-type="float" office:value="2018" calcext:value-type="float">
            <text:p>2018</text:p>
          </table:table-cell>
        </table:table-row>
        <table:table-row table:style-name="ro1">
          <table:table-cell table:formula="of:=IF([$Work.A8]&lt;&gt;&quot;&quot;;[$Work.A8];&quot;&quot;)" office:value-type="string" office:string-value="Citation" calcext:value-type="string">
            <text:p>Citation</text:p>
          </table:table-cell>
          <table:table-cell table:formula="of:=IF([$Work.B8]&lt;&gt;&quot;&quot;;[$Work.B8];&quot;&quot;)" office:value-type="string" office:string-value="publication_date" calcext:value-type="string">
            <text:p>publication_date</text:p>
          </table:table-cell>
          <table:table-cell table:formula="of:=IF([$Work.C8]&lt;&gt;&quot;&quot;;[$Work.C8];&quot;&quot;)" office:value-type="string" office:string-value="The day when this work was published, formatted as an ISO 8601 date." calcext:value-type="string">
            <text:p>The day when this work was published, formatted as an ISO 8601 date.</text:p>
          </table:table-cell>
          <table:table-cell table:formula="of:=IF([$Work.D8]&lt;&gt;&quot;&quot;;[$Work.D8];&quot;&quot;)" office:value-type="string" office:string-value="string" calcext:value-type="string">
            <text:p>string</text:p>
          </table:table-cell>
          <table:table-cell table:formula="of:=IF([$Work.E8]&lt;&gt;&quot;&quot;;[$Work.E8];&quot;&quot;)" office:value-type="string" office:string-value="https://en.wikipedia.org/wiki/ISO_8601" calcext:value-type="string">
            <text:p>https://en.wikipedia.org/wiki/ISO_8601</text:p>
          </table:table-cell>
          <table:table-cell table:formula="of:=IF([$Work.F8]&lt;&gt;&quot;&quot;;[$Work.F8];&quot;&quot;)" office:value-type="float" office:value="43144" calcext:value-type="float">
            <text:p>43144</text:p>
          </table:table-cell>
        </table:table-row>
        <table:table-row table:style-name="ro1">
          <table:table-cell table:formula="of:=IF([$Work.A9]&lt;&gt;&quot;&quot;;[$Work.A9];&quot;&quot;)" office:value-type="string" office:string-value="Citation" calcext:value-type="string">
            <text:p>Citation</text:p>
          </table:table-cell>
          <table:table-cell table:formula="of:=IF([$Work.B9]&lt;&gt;&quot;&quot;;[$Work.B9];&quot;&quot;)" office:value-type="string" office:string-value="type" calcext:value-type="string">
            <text:p>type</text:p>
          </table:table-cell>
          <table:table-cell table:formula="of:=IF([$Work.C9]&lt;&gt;&quot;&quot;;[$Work.C9];&quot;&quot;)" office:value-type="string" office:string-value="The type or genre of the work." calcext:value-type="string">
            <text:p>The type or genre of the work.</text:p>
          </table:table-cell>
          <table:table-cell table:formula="of:=IF([$Work.D9]&lt;&gt;&quot;&quot;;[$Work.D9];&quot;&quot;)" office:value-type="string" office:string-value="string" calcext:value-type="string">
            <text:p>string</text:p>
          </table:table-cell>
          <table:table-cell table:formula="of:=IF([$Work.E9]&lt;&gt;&quot;&quot;;[$Work.E9];&quot;&quot;)" office:value-type="string" office:string-value="https://api.crossref.org/types" calcext:value-type="string">
            <text:p>https://api.crossref.org/types</text:p>
          </table:table-cell>
          <table:table-cell table:formula="of:=IF([$Work.F9]&lt;&gt;&quot;&quot;;[$Work.F9];&quot;&quot;)" office:value-type="string" office:string-value="journal-article" calcext:value-type="string">
            <text:p>journal-article</text:p>
          </table:table-cell>
        </table:table-row>
        <table:table-row table:style-name="ro1">
          <table:table-cell table:formula="of:=IF([$Work.A10]&lt;&gt;&quot;&quot;;[$Work.A10];&quot;&quot;)" office:value-type="string" office:string-value="Citation" calcext:value-type="string">
            <text:p>Citation</text:p>
          </table:table-cell>
          <table:table-cell table:formula="of:=IF([$Work.B10]&lt;&gt;&quot;&quot;;[$Work.B10];&quot;&quot;)" office:value-type="string" office:string-value="authors" calcext:value-type="string">
            <text:p>authors</text:p>
          </table:table-cell>
          <table:table-cell table:formula="of:=IF([$Work.C10]&lt;&gt;&quot;&quot;;[$Work.C10];&quot;&quot;)" office:value-type="string" office:string-value="List of Author objects, each representing an author." calcext:value-type="string">
            <text:p>List of Author objects, each representing an author.</text:p>
          </table:table-cell>
          <table:table-cell table:formula="of:=IF([$Work.D10]&lt;&gt;&quot;&quot;;[$Work.D10];&quot;&quot;)" office:value-type="string" office:string-value="object[]" calcext:value-type="string">
            <text:p>object[]</text:p>
          </table:table-cell>
          <table:table-cell table:formula="of:=IF([$Work.E10]&lt;&gt;&quot;&quot;;[$Work.E10];&quot;&quot;)" office:value-type="string" office:string-value="AuthorModel" calcext:value-type="string">
            <text:p>AuthorModel</text:p>
          </table:table-cell>
          <table:table-cell table:formula="of:=IF([$Work.F10]&lt;&gt;&quot;&quot;;[$Work.F10];&quot;&quot;)">
            <text:p/>
          </table:table-cell>
        </table:table-row>
        <table:table-row table:style-name="ro2">
          <table:table-cell table:formula="of:=IF([$Work.A11]&lt;&gt;&quot;&quot;;[$Work.A11];&quot;&quot;)" office:value-type="string" office:string-value="Citation" calcext:value-type="string">
            <text:p>Citation</text:p>
          </table:table-cell>
          <table:table-cell table:formula="of:=IF([$Work.B11]&lt;&gt;&quot;&quot;;[$Work.B11];&quot;&quot;)" office:value-type="string" office:string-value="cited_by_count" calcext:value-type="string">
            <text:p>cited_by_count</text:p>
          </table:table-cell>
          <table:table-cell table:formula="of:=IF([$Work.C11]&lt;&gt;&quot;&quot;;[$Work.C11];&quot;&quot;)" office:value-type="string" office:string-value="The number of citations to this work. These are the times that other works have cited this work." calcext:value-type="string">
            <text:p>The number of citations to this work. These are the times that other works have cited this work.</text:p>
          </table:table-cell>
          <table:table-cell table:formula="of:=IF([$Work.D11]&lt;&gt;&quot;&quot;;[$Work.D11];&quot;&quot;)" office:value-type="string" office:string-value="integer" calcext:value-type="string">
            <text:p>integer</text:p>
          </table:table-cell>
          <table:table-cell table:formula="of:=IF([$Work.E11]&lt;&gt;&quot;&quot;;[$Work.E11];&quot;&quot;)">
            <text:p/>
          </table:table-cell>
          <table:table-cell table:formula="of:=IF([$Work.F11]&lt;&gt;&quot;&quot;;[$Work.F11];&quot;&quot;)" office:value-type="string" office:string-value="cited_by_count: 382" calcext:value-type="string">
            <text:p>cited_by_count: 382</text:p>
          </table:table-cell>
        </table:table-row>
        <table:table-row table:style-name="ro1">
          <table:table-cell table:formula="of:=IF([$Work.A12]&lt;&gt;&quot;&quot;;[$Work.A12];&quot;&quot;)" office:value-type="string" office:string-value="Citation" calcext:value-type="string">
            <text:p>Citation</text:p>
          </table:table-cell>
          <table:table-cell table:formula="of:=IF([$Work.B12]&lt;&gt;&quot;&quot;;[$Work.B12];&quot;&quot;)" office:value-type="string" office:string-value="volume" calcext:value-type="string">
            <text:p>volume</text:p>
          </table:table-cell>
          <table:table-cell table:formula="of:=IF([$Work.C12]&lt;&gt;&quot;&quot;;[$Work.C12];&quot;&quot;)" office:value-type="string" office:string-value="The volume of issue of journal" calcext:value-type="string">
            <text:p>The volume of issue of journal</text:p>
          </table:table-cell>
          <table:table-cell table:formula="of:=IF([$Work.D12]&lt;&gt;&quot;&quot;;[$Work.D12];&quot;&quot;)" office:value-type="string" office:string-value="string" calcext:value-type="string">
            <text:p>string</text:p>
          </table:table-cell>
          <table:table-cell table:formula="of:=IF([$Work.E12]&lt;&gt;&quot;&quot;;[$Work.E12];&quot;&quot;)">
            <text:p/>
          </table:table-cell>
          <table:table-cell table:formula="of:=IF([$Work.F12]&lt;&gt;&quot;&quot;;[$Work.F12];&quot;&quot;)" office:value-type="float" office:value="495" calcext:value-type="float">
            <text:p>495</text:p>
          </table:table-cell>
        </table:table-row>
        <table:table-row table:style-name="ro1">
          <table:table-cell table:formula="of:=IF([$Work.A13]&lt;&gt;&quot;&quot;;[$Work.A13];&quot;&quot;)" office:value-type="string" office:string-value="Citation" calcext:value-type="string">
            <text:p>Citation</text:p>
          </table:table-cell>
          <table:table-cell table:formula="of:=IF([$Work.B13]&lt;&gt;&quot;&quot;;[$Work.B13];&quot;&quot;)" office:value-type="string" office:string-value="issue" calcext:value-type="string">
            <text:p>issue</text:p>
          </table:table-cell>
          <table:table-cell table:formula="of:=IF([$Work.C13]&lt;&gt;&quot;&quot;;[$Work.C13];&quot;&quot;)" office:value-type="string" office:string-value="The issue of journal" calcext:value-type="string">
            <text:p>The issue of journal</text:p>
          </table:table-cell>
          <table:table-cell table:formula="of:=IF([$Work.D13]&lt;&gt;&quot;&quot;;[$Work.D13];&quot;&quot;)" office:value-type="string" office:string-value="string" calcext:value-type="string">
            <text:p>string</text:p>
          </table:table-cell>
          <table:table-cell table:formula="of:=IF([$Work.E13]&lt;&gt;&quot;&quot;;[$Work.E13];&quot;&quot;)">
            <text:p/>
          </table:table-cell>
          <table:table-cell table:formula="of:=IF([$Work.F13]&lt;&gt;&quot;&quot;;[$Work.F13];&quot;&quot;)" office:value-type="float" office:value="7442" calcext:value-type="float">
            <text:p>7442</text:p>
          </table:table-cell>
        </table:table-row>
        <table:table-row table:style-name="ro1">
          <table:table-cell table:formula="of:=IF([$Work.A14]&lt;&gt;&quot;&quot;;[$Work.A14];&quot;&quot;)" office:value-type="string" office:string-value="Citation" calcext:value-type="string">
            <text:p>Citation</text:p>
          </table:table-cell>
          <table:table-cell table:formula="of:=IF([$Work.B14]&lt;&gt;&quot;&quot;;[$Work.B14];&quot;&quot;)" office:value-type="string" office:string-value="pages" calcext:value-type="string">
            <text:p>pages</text:p>
          </table:table-cell>
          <table:table-cell table:formula="of:=IF([$Work.C14]&lt;&gt;&quot;&quot;;[$Work.C14];&quot;&quot;)" office:value-type="string" office:string-value="The number of pages of the work/article" calcext:value-type="string">
            <text:p>The number of pages of the work/article</text:p>
          </table:table-cell>
          <table:table-cell table:formula="of:=IF([$Work.D14]&lt;&gt;&quot;&quot;;[$Work.D14];&quot;&quot;)" office:value-type="string" office:string-value="string" calcext:value-type="string">
            <text:p>string</text:p>
          </table:table-cell>
          <table:table-cell table:formula="of:=IF([$Work.E14]&lt;&gt;&quot;&quot;;[$Work.E14];&quot;&quot;)">
            <text:p/>
          </table:table-cell>
          <table:table-cell table:formula="of:=IF([$Work.F14]&lt;&gt;&quot;&quot;;[$Work.F14];&quot;&quot;)" office:value-type="float" office:value="4" calcext:value-type="float">
            <text:p>4</text:p>
          </table:table-cell>
        </table:table-row>
        <table:table-row table:style-name="ro1">
          <table:table-cell table:formula="of:=IF([$Work.A15]&lt;&gt;&quot;&quot;;[$Work.A15];&quot;&quot;)" office:value-type="string" office:string-value="Citation" calcext:value-type="string">
            <text:p>Citation</text:p>
          </table:table-cell>
          <table:table-cell table:formula="of:=IF([$Work.B15]&lt;&gt;&quot;&quot;;[$Work.B15];&quot;&quot;)" office:value-type="string" office:string-value="first_page" calcext:value-type="string">
            <text:p>first_page</text:p>
          </table:table-cell>
          <table:table-cell table:formula="of:=IF([$Work.C15]&lt;&gt;&quot;&quot;;[$Work.C15];&quot;&quot;)" office:value-type="string" office:string-value="The number of pages of the work/article" calcext:value-type="string">
            <text:p>The number of pages of the work/article</text:p>
          </table:table-cell>
          <table:table-cell table:formula="of:=IF([$Work.D15]&lt;&gt;&quot;&quot;;[$Work.D15];&quot;&quot;)" office:value-type="string" office:string-value="string" calcext:value-type="string">
            <text:p>string</text:p>
          </table:table-cell>
          <table:table-cell table:formula="of:=IF([$Work.E15]&lt;&gt;&quot;&quot;;[$Work.E15];&quot;&quot;)">
            <text:p/>
          </table:table-cell>
          <table:table-cell table:formula="of:=IF([$Work.F15]&lt;&gt;&quot;&quot;;[$Work.F15];&quot;&quot;)" office:value-type="float" office:value="49" calcext:value-type="float">
            <text:p>49</text:p>
          </table:table-cell>
        </table:table-row>
        <table:table-row table:style-name="ro1">
          <table:table-cell table:formula="of:=IF([$Work.A16]&lt;&gt;&quot;&quot;;[$Work.A16];&quot;&quot;)" office:value-type="string" office:string-value="Citation" calcext:value-type="string">
            <text:p>Citation</text:p>
          </table:table-cell>
          <table:table-cell table:formula="of:=IF([$Work.B16]&lt;&gt;&quot;&quot;;[$Work.B16];&quot;&quot;)" office:value-type="string" office:string-value="last_page" calcext:value-type="string">
            <text:p>last_page</text:p>
          </table:table-cell>
          <table:table-cell table:formula="of:=IF([$Work.C16]&lt;&gt;&quot;&quot;;[$Work.C16];&quot;&quot;)" office:value-type="string" office:string-value="The number of pages of the work/article" calcext:value-type="string">
            <text:p>The number of pages of the work/article</text:p>
          </table:table-cell>
          <table:table-cell table:formula="of:=IF([$Work.D16]&lt;&gt;&quot;&quot;;[$Work.D16];&quot;&quot;)" office:value-type="string" office:string-value="string" calcext:value-type="string">
            <text:p>string</text:p>
          </table:table-cell>
          <table:table-cell table:formula="of:=IF([$Work.E16]&lt;&gt;&quot;&quot;;[$Work.E16];&quot;&quot;)">
            <text:p/>
          </table:table-cell>
          <table:table-cell table:formula="of:=IF([$Work.F16]&lt;&gt;&quot;&quot;;[$Work.F16];&quot;&quot;)" office:value-type="float" office:value="59" calcext:value-type="float">
            <text:p>59</text:p>
          </table:table-cell>
        </table:table-row>
        <table:table-row table:style-name="ro2">
          <table:table-cell table:formula="of:=IF([$Work.A17]&lt;&gt;&quot;&quot;;[$Work.A17];&quot;&quot;)" office:value-type="string" office:string-value="Citation" calcext:value-type="string">
            <text:p>Citation</text:p>
          </table:table-cell>
          <table:table-cell table:formula="of:=IF([$Work.B17]&lt;&gt;&quot;&quot;;[$Work.B17];&quot;&quot;)" office:value-type="string" office:string-value="is_retracted" calcext:value-type="string">
            <text:p>is_retracted</text:p>
          </table:table-cell>
          <table:table-cell table:formula="of:=IF([$Work.C17]&lt;&gt;&quot;&quot;;[$Work.C17];&quot;&quot;)" office:value-type="string" office:string-value="True if we know this work has been retracted. False if we don't know or not retracted." calcext:value-type="string">
            <text:p>True if we know this work has been retracted. False if we don't know or not retracted.</text:p>
          </table:table-cell>
          <table:table-cell table:formula="of:=IF([$Work.D17]&lt;&gt;&quot;&quot;;[$Work.D17];&quot;&quot;)" office:value-type="string" office:string-value="boolean" calcext:value-type="string">
            <text:p>boolean</text:p>
          </table:table-cell>
          <table:table-cell table:formula="of:=IF([$Work.E17]&lt;&gt;&quot;&quot;;[$Work.E17];&quot;&quot;)">
            <text:p/>
          </table:table-cell>
          <table:table-cell table:formula="of:=IF([$Work.F17]&lt;&gt;&quot;&quot;;[$Work.F17];&quot;&quot;)" office:value-type="string" office:string-value="false" calcext:value-type="string">
            <text:p>false</text:p>
          </table:table-cell>
        </table:table-row>
        <table:table-row table:style-name="ro2">
          <table:table-cell table:formula="of:=IF([$Work.A18]&lt;&gt;&quot;&quot;;[$Work.A18];&quot;&quot;)" office:value-type="string" office:string-value="Citation" calcext:value-type="string">
            <text:p>Citation</text:p>
          </table:table-cell>
          <table:table-cell table:formula="of:=IF([$Work.B18]&lt;&gt;&quot;&quot;;[$Work.B18];&quot;&quot;)" office:value-type="string" office:string-value="venue_issn_l" calcext:value-type="string">
            <text:p>venue_issn_l</text:p>
          </table:table-cell>
          <table:table-cell table:formula="of:=IF([$Work.C18]&lt;&gt;&quot;&quot;;[$Work.C18];&quot;&quot;)" office:value-type="string" office:string-value="The ISSN-L identifying this venue. This is the Canonical External ID for venues." calcext:value-type="string">
            <text:p>The ISSN-L identifying this venue. This is the Canonical External ID for venues.</text:p>
          </table:table-cell>
          <table:table-cell table:formula="of:=IF([$Work.D18]&lt;&gt;&quot;&quot;;[$Work.D18];&quot;&quot;)" office:value-type="string" office:string-value="string" calcext:value-type="string">
            <text:p>string</text:p>
          </table:table-cell>
          <table:table-cell table:formula="of:=IF([$Work.E18]&lt;&gt;&quot;&quot;;[$Work.E18];&quot;&quot;)" office:value-type="string" office:string-value="https://docs.openalex.org/about-the-data#canonical-external-ids" calcext:value-type="string">
            <text:p>https://docs.openalex.org/about-the-data#canonical-external-ids</text:p>
          </table:table-cell>
          <table:table-cell table:formula="of:=IF([$Work.F18]&lt;&gt;&quot;&quot;;[$Work.F18];&quot;&quot;)" office:value-type="string" office:string-value="2167-8359" calcext:value-type="string">
            <text:p>2167-8359</text:p>
          </table:table-cell>
        </table:table-row>
        <table:table-row table:style-name="ro1">
          <table:table-cell table:formula="of:=IF([$Work.A19]&lt;&gt;&quot;&quot;;[$Work.A19];&quot;&quot;)" office:value-type="string" office:string-value="Citation" calcext:value-type="string">
            <text:p>Citation</text:p>
          </table:table-cell>
          <table:table-cell table:formula="of:=IF([$Work.B19]&lt;&gt;&quot;&quot;;[$Work.B19];&quot;&quot;)" office:value-type="string" office:string-value="venue_name" calcext:value-type="string">
            <text:p>venue_name</text:p>
          </table:table-cell>
          <table:table-cell table:formula="of:=IF([$Work.C19]&lt;&gt;&quot;&quot;;[$Work.C19];&quot;&quot;)" office:value-type="string" office:string-value="The name of the venue." calcext:value-type="string">
            <text:p>The name of the venue.</text:p>
          </table:table-cell>
          <table:table-cell table:formula="of:=IF([$Work.D19]&lt;&gt;&quot;&quot;;[$Work.D19];&quot;&quot;)" office:value-type="string" office:string-value="string" calcext:value-type="string">
            <text:p>string</text:p>
          </table:table-cell>
          <table:table-cell table:formula="of:=IF([$Work.E19]&lt;&gt;&quot;&quot;;[$Work.E19];&quot;&quot;)">
            <text:p/>
          </table:table-cell>
          <table:table-cell table:formula="of:=IF([$Work.F19]&lt;&gt;&quot;&quot;;[$Work.F19];&quot;&quot;)" office:value-type="string" office:string-value="PeerJ" calcext:value-type="string">
            <text:p>PeerJ</text:p>
          </table:table-cell>
        </table:table-row>
        <table:table-row table:style-name="ro1">
          <table:table-cell table:formula="of:=IF([$Work.A20]&lt;&gt;&quot;&quot;;[$Work.A20];&quot;&quot;)" office:value-type="string" office:string-value="Citation" calcext:value-type="string">
            <text:p>Citation</text:p>
          </table:table-cell>
          <table:table-cell table:formula="of:=IF([$Work.B20]&lt;&gt;&quot;&quot;;[$Work.B20];&quot;&quot;)" office:value-type="string" office:string-value="venue_publisher" calcext:value-type="string">
            <text:p>venue_publisher</text:p>
          </table:table-cell>
          <table:table-cell table:formula="of:=IF([$Work.C20]&lt;&gt;&quot;&quot;;[$Work.C20];&quot;&quot;)" office:value-type="string" office:string-value="The name of this venue's publisher. " calcext:value-type="string">
            <text:p>The name of this venue's publisher. </text:p>
          </table:table-cell>
          <table:table-cell table:formula="of:=IF([$Work.D20]&lt;&gt;&quot;&quot;;[$Work.D20];&quot;&quot;)" office:value-type="string" office:string-value="string" calcext:value-type="string">
            <text:p>string</text:p>
          </table:table-cell>
          <table:table-cell table:formula="of:=IF([$Work.E20]&lt;&gt;&quot;&quot;;[$Work.E20];&quot;&quot;)">
            <text:p/>
          </table:table-cell>
          <table:table-cell table:formula="of:=IF([$Work.F20]&lt;&gt;&quot;&quot;;[$Work.F20];&quot;&quot;)" office:value-type="string" office:string-value="Peerj" calcext:value-type="string">
            <text:p>Peerj</text:p>
          </table:table-cell>
        </table:table-row>
        <table:table-row table:style-name="ro1">
          <table:table-cell table:formula="of:=IF([$Work.A21]&lt;&gt;&quot;&quot;;[$Work.A21];&quot;&quot;)" office:value-type="string" office:string-value="Citation" calcext:value-type="string">
            <text:p>Citation</text:p>
          </table:table-cell>
          <table:table-cell table:formula="of:=IF([$Work.B21]&lt;&gt;&quot;&quot;;[$Work.B21];&quot;&quot;)" office:value-type="string" office:string-value="venue_is_oa" calcext:value-type="string">
            <text:p>venue_is_oa</text:p>
          </table:table-cell>
          <table:table-cell table:formula="of:=IF([$Work.C21]&lt;&gt;&quot;&quot;;[$Work.C21];&quot;&quot;)" office:value-type="string" office:string-value="Is this Venue Open Access" calcext:value-type="string">
            <text:p>Is this Venue Open Access</text:p>
          </table:table-cell>
          <table:table-cell table:formula="of:=IF([$Work.D21]&lt;&gt;&quot;&quot;;[$Work.D21];&quot;&quot;)" office:value-type="string" office:string-value="boolean" calcext:value-type="string">
            <text:p>boolean</text:p>
          </table:table-cell>
          <table:table-cell table:formula="of:=IF([$Work.E21]&lt;&gt;&quot;&quot;;[$Work.E21];&quot;&quot;)">
            <text:p/>
          </table:table-cell>
          <table:table-cell table:formula="of:=IF([$Work.F21]&lt;&gt;&quot;&quot;;[$Work.F21];&quot;&quot;)" office:value-type="string" office:string-value="true" calcext:value-type="string">
            <text:p>true</text:p>
          </table:table-cell>
        </table:table-row>
        <table:table-row table:style-name="ro1">
          <table:table-cell table:formula="of:=IF([$Work.A22]&lt;&gt;&quot;&quot;;[$Work.A22];&quot;&quot;)" office:value-type="string" office:string-value="Citation" calcext:value-type="string">
            <text:p>Citation</text:p>
          </table:table-cell>
          <table:table-cell table:formula="of:=IF([$Work.B22]&lt;&gt;&quot;&quot;;[$Work.B22];&quot;&quot;)" office:value-type="string" office:string-value="venue_openalex_id" calcext:value-type="string">
            <text:p>venue_openalex_id</text:p>
          </table:table-cell>
          <table:table-cell table:formula="of:=IF([$Work.C22]&lt;&gt;&quot;&quot;;[$Work.C22];&quot;&quot;)" office:value-type="string" office:string-value="The OpenAlex ID for this venue" calcext:value-type="string">
            <text:p>The OpenAlex ID for this venue</text:p>
          </table:table-cell>
          <table:table-cell table:formula="of:=IF([$Work.D22]&lt;&gt;&quot;&quot;;[$Work.D22];&quot;&quot;)" office:value-type="string" office:string-value="string" calcext:value-type="string">
            <text:p>string</text:p>
          </table:table-cell>
          <table:table-cell table:formula="of:=IF([$Work.E22]&lt;&gt;&quot;&quot;;[$Work.E22];&quot;&quot;)" office:value-type="string" office:string-value="https://docs.openalex.org/about-the-data#the-openalex-id" calcext:value-type="string">
            <text:p>https://docs.openalex.org/about-the-data#the-openalex-id</text:p>
          </table:table-cell>
          <table:table-cell table:formula="of:=IF([$Work.F22]&lt;&gt;&quot;&quot;;[$Work.F22];&quot;&quot;)" office:value-type="string" office:string-value="V1983995261" calcext:value-type="string">
            <text:p>V1983995261</text:p>
          </table:table-cell>
        </table:table-row>
        <table:table-row table:style-name="ro1">
          <table:table-cell table:formula="of:=IF([$Work.A23]&lt;&gt;&quot;&quot;;[$Work.A23];&quot;&quot;)" office:value-type="string" office:string-value="Citation" calcext:value-type="string">
            <text:p>Citation</text:p>
          </table:table-cell>
          <table:table-cell table:formula="of:=IF([$Work.B23]&lt;&gt;&quot;&quot;;[$Work.B23];&quot;&quot;)" office:value-type="string" office:string-value="venue_url" calcext:value-type="string">
            <text:p>venue_url</text:p>
          </table:table-cell>
          <table:table-cell table:formula="of:=IF([$Work.C23]&lt;&gt;&quot;&quot;;[$Work.C23];&quot;&quot;)" office:value-type="string" office:string-value="The URL of the venue" calcext:value-type="string">
            <text:p>The URL of the venue</text:p>
          </table:table-cell>
          <table:table-cell table:formula="of:=IF([$Work.D23]&lt;&gt;&quot;&quot;;[$Work.D23];&quot;&quot;)" office:value-type="string" office:string-value="string" calcext:value-type="string">
            <text:p>string</text:p>
          </table:table-cell>
          <table:table-cell table:formula="of:=IF([$Work.E23]&lt;&gt;&quot;&quot;;[$Work.E23];&quot;&quot;)">
            <text:p/>
          </table:table-cell>
          <table:table-cell table:formula="of:=IF([$Work.F23]&lt;&gt;&quot;&quot;;[$Work.F23];&quot;&quot;)" office:value-type="string" office:string-value="http://www.peerj.com/" calcext:value-type="string">
            <text:p>http://www.peerj.com/</text:p>
          </table:table-cell>
        </table:table-row>
        <table:table-row table:style-name="ro2">
          <table:table-cell table:formula="of:=IF([$Work.A24]&lt;&gt;&quot;&quot;;[$Work.A24];&quot;&quot;)" office:value-type="string" office:string-value="Citation" calcext:value-type="string">
            <text:p>Citation</text:p>
          </table:table-cell>
          <table:table-cell table:formula="of:=IF([$Work.B24]&lt;&gt;&quot;&quot;;[$Work.B24];&quot;&quot;)" office:value-type="string" office:string-value="updated_date" calcext:value-type="string">
            <text:p>updated_date</text:p>
          </table:table-cell>
          <table:table-cell table:formula="of:=IF([$Work.C24]&lt;&gt;&quot;&quot;;[$Work.C24];&quot;&quot;)" office:value-type="string" office:string-value="The last time anything in this Work object changed, expressed as an ISO 8601 date string." calcext:value-type="string">
            <text:p>The last time anything in this Work object changed, expressed as an ISO 8601 date string.</text:p>
          </table:table-cell>
          <table:table-cell table:formula="of:=IF([$Work.D24]&lt;&gt;&quot;&quot;;[$Work.D24];&quot;&quot;)" office:value-type="string" office:string-value="string" calcext:value-type="string">
            <text:p>string</text:p>
          </table:table-cell>
          <table:table-cell table:formula="of:=IF([$Work.E24]&lt;&gt;&quot;&quot;;[$Work.E24];&quot;&quot;)" office:value-type="string" office:string-value="https://en.wikipedia.org/wiki/ISO_8601" calcext:value-type="string">
            <text:p>https://en.wikipedia.org/wiki/ISO_8601</text:p>
          </table:table-cell>
          <table:table-cell table:formula="of:=IF([$Work.F24]&lt;&gt;&quot;&quot;;[$Work.F24];&quot;&quot;)" office:value-type="string" office:string-value="updated_date: &quot;2022-01-02T00:22:35.180390&quot;" calcext:value-type="string">
            <text:p>updated_date: "2022-01-02T00:22:35.180390"</text:p>
          </table:table-cell>
        </table:table-row>
        <table:table-row table:style-name="ro2">
          <table:table-cell table:formula="of:=IF([$Work.A25]&lt;&gt;&quot;&quot;;[$Work.A25];&quot;&quot;)" office:value-type="string" office:string-value="Citation" calcext:value-type="string">
            <text:p>Citation</text:p>
          </table:table-cell>
          <table:table-cell table:formula="of:=IF([$Work.B25]&lt;&gt;&quot;&quot;;[$Work.B25];&quot;&quot;)" office:value-type="string" office:string-value="created_date" calcext:value-type="string">
            <text:p>created_date</text:p>
          </table:table-cell>
          <table:table-cell table:formula="of:=IF([$Work.C25]&lt;&gt;&quot;&quot;;[$Work.C25];&quot;&quot;)" office:value-type="string" office:string-value="The date this Work object was created in the OpenAlex dataset, expressed as an ISO 8601 date string." calcext:value-type="string">
            <text:p>The date this Work object was created in the OpenAlex dataset, expressed as an ISO 8601 date string.</text:p>
          </table:table-cell>
          <table:table-cell table:formula="of:=IF([$Work.D25]&lt;&gt;&quot;&quot;;[$Work.D25];&quot;&quot;)" office:value-type="string" office:string-value="string" calcext:value-type="string">
            <text:p>string</text:p>
          </table:table-cell>
          <table:table-cell table:formula="of:=IF([$Work.E25]&lt;&gt;&quot;&quot;;[$Work.E25];&quot;&quot;)" office:value-type="string" office:string-value="https://en.wikipedia.org/wiki/ISO_8601" calcext:value-type="string">
            <text:p>https://en.wikipedia.org/wiki/ISO_8601</text:p>
          </table:table-cell>
          <table:table-cell table:formula="of:=IF([$Work.F25]&lt;&gt;&quot;&quot;;[$Work.F25];&quot;&quot;)" office:value-type="string" office:string-value="created_date: &quot;2017-08-08&quot;" calcext:value-type="string">
            <text:p>created_date: "2017-08-08"</text:p>
          </table:table-cell>
        </table:table-row>
        <table:table-row table:style-name="ro1">
          <table:table-cell table:formula="of:=IF([$Work.A26]&lt;&gt;&quot;&quot;;[$Work.A26];&quot;&quot;)" office:value-type="string" office:string-value="Citation" calcext:value-type="string">
            <text:p>Citation</text:p>
          </table:table-cell>
          <table:table-cell table:formula="of:=IF([$Work.B26]&lt;&gt;&quot;&quot;;[$Work.B26];&quot;&quot;)" office:value-type="string" office:string-value="openalex_id" calcext:value-type="string">
            <text:p>openalex_id</text:p>
          </table:table-cell>
          <table:table-cell table:formula="of:=IF([$Work.C26]&lt;&gt;&quot;&quot;;[$Work.C26];&quot;&quot;)" office:value-type="string" office:string-value="The OpenAlex ID for this work" calcext:value-type="string">
            <text:p>The OpenAlex ID for this work</text:p>
          </table:table-cell>
          <table:table-cell table:formula="of:=IF([$Work.D26]&lt;&gt;&quot;&quot;;[$Work.D26];&quot;&quot;)" office:value-type="string" office:string-value="string" calcext:value-type="string">
            <text:p>string</text:p>
          </table:table-cell>
          <table:table-cell table:formula="of:=IF([$Work.E26]&lt;&gt;&quot;&quot;;[$Work.E26];&quot;&quot;)" office:value-type="string" office:string-value="https://docs.openalex.org/about-the-data#the-openalex-id" calcext:value-type="string">
            <text:p>https://docs.openalex.org/about-the-data#the-openalex-id</text:p>
          </table:table-cell>
          <table:table-cell table:formula="of:=IF([$Work.F26]&lt;&gt;&quot;&quot;;[$Work.F26];&quot;&quot;)" office:value-type="string" office:string-value="W2741809807" calcext:value-type="string">
            <text:p>W2741809807</text:p>
          </table:table-cell>
        </table:table-row>
        <table:table-row table:style-name="ro1">
          <table:table-cell table:formula="of:=IF([$Work.A27]&lt;&gt;&quot;&quot;;[$Work.A27];&quot;&quot;)" office:value-type="string" office:string-value="Citation" calcext:value-type="string">
            <text:p>Citation</text:p>
          </table:table-cell>
          <table:table-cell table:formula="of:=IF([$Work.B27]&lt;&gt;&quot;&quot;;[$Work.B27];&quot;&quot;)" office:value-type="string" office:string-value="openalex_url" calcext:value-type="string">
            <text:p>openalex_url</text:p>
          </table:table-cell>
          <table:table-cell table:formula="of:=IF([$Work.C27]&lt;&gt;&quot;&quot;;[$Work.C27];&quot;&quot;)" office:value-type="string" office:string-value="The OpenAlex URL for this work" calcext:value-type="string">
            <text:p>The OpenAlex URL for this work</text:p>
          </table:table-cell>
          <table:table-cell table:formula="of:=IF([$Work.D27]&lt;&gt;&quot;&quot;;[$Work.D27];&quot;&quot;)" office:value-type="string" office:string-value="string" calcext:value-type="string">
            <text:p>string</text:p>
          </table:table-cell>
          <table:table-cell table:formula="of:=IF([$Work.E27]&lt;&gt;&quot;&quot;;[$Work.E27];&quot;&quot;)" office:value-type="string" office:string-value="https://docs.openalex.org/about-the-data#the-openalex-id" calcext:value-type="string">
            <text:p>https://docs.openalex.org/about-the-data#the-openalex-id</text:p>
          </table:table-cell>
          <table:table-cell table:formula="of:=IF([$Work.F27]&lt;&gt;&quot;&quot;;[$Work.F27];&quot;&quot;)" office:value-type="string" office:string-value="https://docs.openalex.org/about-the-data#W2741809807" calcext:value-type="string">
            <text:p>https://docs.openalex.org/about-the-data#W2741809807</text:p>
          </table:table-cell>
        </table:table-row>
        <table:table-row table:style-name="ro1">
          <table:table-cell table:formula="of:=IF([$Work.A28]&lt;&gt;&quot;&quot;;[$Work.A28];&quot;&quot;)" office:value-type="string" office:string-value="Citation" calcext:value-type="string">
            <text:p>Citation</text:p>
          </table:table-cell>
          <table:table-cell table:formula="of:=IF([$Work.B28]&lt;&gt;&quot;&quot;;[$Work.B28];&quot;&quot;)" office:value-type="string" office:string-value="wikidata_qid" calcext:value-type="string">
            <text:p>wikidata_qid</text:p>
          </table:table-cell>
          <table:table-cell table:formula="of:=IF([$Work.C28]&lt;&gt;&quot;&quot;;[$Work.C28];&quot;&quot;)" office:value-type="string" office:string-value="The Wikidata QID for this work" calcext:value-type="string">
            <text:p>The Wikidata QID for this work</text:p>
          </table:table-cell>
          <table:table-cell table:formula="of:=IF([$Work.D28]&lt;&gt;&quot;&quot;;[$Work.D28];&quot;&quot;)" office:value-type="string" office:string-value="string" calcext:value-type="string">
            <text:p>string</text:p>
          </table:table-cell>
          <table:table-cell table:formula="of:=IF([$Work.E28]&lt;&gt;&quot;&quot;;[$Work.E28];&quot;&quot;)" office:value-type="string" office:string-value="https://www.wikidata.org/wiki/Q43649390" calcext:value-type="string">
            <text:p>https://www.wikidata.org/wiki/Q43649390</text:p>
          </table:table-cell>
          <table:table-cell table:formula="of:=IF([$Work.F28]&lt;&gt;&quot;&quot;;[$Work.F28];&quot;&quot;)" office:value-type="string" office:string-value="Q43649390" calcext:value-type="string">
            <text:p>Q43649390</text:p>
          </table:table-cell>
        </table:table-row>
        <table:table-row table:style-name="ro1">
          <table:table-cell table:formula="of:=IF([$Work.A29]&lt;&gt;&quot;&quot;;[$Work.A29];&quot;&quot;)" office:value-type="string" office:string-value="Citation" calcext:value-type="string">
            <text:p>Citation</text:p>
          </table:table-cell>
          <table:table-cell table:formula="of:=IF([$Work.B29]&lt;&gt;&quot;&quot;;[$Work.B29];&quot;&quot;)" office:value-type="string" office:string-value="wikidata_url" calcext:value-type="string">
            <text:p>wikidata_url</text:p>
          </table:table-cell>
          <table:table-cell table:formula="of:=IF([$Work.C29]&lt;&gt;&quot;&quot;;[$Work.C29];&quot;&quot;)" office:value-type="string" office:string-value="The Wikidata URL for this work" calcext:value-type="string">
            <text:p>The Wikidata URL for this work</text:p>
          </table:table-cell>
          <table:table-cell table:formula="of:=IF([$Work.D29]&lt;&gt;&quot;&quot;;[$Work.D29];&quot;&quot;)" office:value-type="string" office:string-value="string" calcext:value-type="string">
            <text:p>string</text:p>
          </table:table-cell>
          <table:table-cell table:formula="of:=IF([$Work.E29]&lt;&gt;&quot;&quot;;[$Work.E29];&quot;&quot;)" office:value-type="string" office:string-value="https://www.wikidata.org/wiki/Q43649390" calcext:value-type="string">
            <text:p>https://www.wikidata.org/wiki/Q43649390</text:p>
          </table:table-cell>
          <table:table-cell table:formula="of:=IF([$Work.F29]&lt;&gt;&quot;&quot;;[$Work.F29];&quot;&quot;)" office:value-type="string" office:string-value="https://www.wikidata.org/wiki/Q43649390" calcext:value-type="string">
            <text:p>https://www.wikidata.org/wiki/Q43649390</text:p>
          </table:table-cell>
        </table:table-row>
        <table:table-row table:style-name="ro2">
          <table:table-cell table:formula="of:=IF([$Work.A30]&lt;&gt;&quot;&quot;;[$Work.A30];&quot;&quot;)" office:value-type="string" office:string-value="Citation" calcext:value-type="string">
            <text:p>Citation</text:p>
          </table:table-cell>
          <table:table-cell table:formula="of:=IF([$Work.B30]&lt;&gt;&quot;&quot;;[$Work.B30];&quot;&quot;)" office:value-type="string" office:string-value="opencitations_id" calcext:value-type="string">
            <text:p>opencitations_id</text:p>
          </table:table-cell>
          <table:table-cell table:formula="of:=IF([$Work.C30]&lt;&gt;&quot;&quot;;[$Work.C30];&quot;&quot;)" office:value-type="string" office:string-value="The OpenCitations URL for this work" calcext:value-type="string">
            <text:p>The OpenCitations URL for this work</text:p>
          </table:table-cell>
          <table:table-cell table:formula="of:=IF([$Work.D30]&lt;&gt;&quot;&quot;;[$Work.D30];&quot;&quot;)" office:value-type="string" office:string-value="string" calcext:value-type="string">
            <text:p>string</text:p>
          </table:table-cell>
          <table:table-cell table:formula="of:=IF([$Work.E30]&lt;&gt;&quot;&quot;;[$Work.E30];&quot;&quot;)" office:value-type="string" office:string-value="https://opencitations.net/index/api/v1#/citations/{oci}" calcext:value-type="string">
            <text:p>https://opencitations.net/index/api/v1#/citations/{oci}</text:p>
          </table:table-cell>
          <table:table-cell table:formula="of:=IF([$Work.F30]&lt;&gt;&quot;&quot;;[$Work.F30];&quot;&quot;)" office:value-type="string" office:string-value="0200100000236102818370204030309-020070701073625141427193701090900" calcext:value-type="string">
            <text:p>0200100000236102818370204030309-020070701073625141427193701090900</text:p>
          </table:table-cell>
        </table:table-row>
        <table:table-row table:style-name="ro3">
          <table:table-cell table:formula="of:=IF([$Work.A31]&lt;&gt;&quot;&quot;;[$Work.A31];&quot;&quot;)" office:value-type="string" office:string-value="Citation" calcext:value-type="string">
            <text:p>Citation</text:p>
          </table:table-cell>
          <table:table-cell table:formula="of:=IF([$Work.B31]&lt;&gt;&quot;&quot;;[$Work.B31];&quot;&quot;)" office:value-type="string" office:string-value="opencitations_url" calcext:value-type="string">
            <text:p>opencitations_url</text:p>
          </table:table-cell>
          <table:table-cell table:formula="of:=IF([$Work.C31]&lt;&gt;&quot;&quot;;[$Work.C31];&quot;&quot;)" office:value-type="string" office:string-value="The OpenCitations URL for this work" calcext:value-type="string">
            <text:p>The OpenCitations URL for this work</text:p>
          </table:table-cell>
          <table:table-cell table:formula="of:=IF([$Work.D31]&lt;&gt;&quot;&quot;;[$Work.D31];&quot;&quot;)" office:value-type="string" office:string-value="string" calcext:value-type="string">
            <text:p>string</text:p>
          </table:table-cell>
          <table:table-cell table:formula="of:=IF([$Work.E31]&lt;&gt;&quot;&quot;;[$Work.E31];&quot;&quot;)" office:value-type="string" office:string-value="https://opencitations.net/index/api/v1#/citations/{oci}" calcext:value-type="string">
            <text:p>https://opencitations.net/index/api/v1#/citations/{oci}</text:p>
          </table:table-cell>
          <table:table-cell table:formula="of:=IF([$Work.F31]&lt;&gt;&quot;&quot;;[$Work.F31];&quot;&quot;)" office:value-type="string" office:string-value="https://opencitations.net/index/api/v1#/citations/0200100000236102818370204030309-020070701073625141427193701090900" calcext:value-type="string">
            <text:p>https://opencitations.net/index/api/v1#/citations/0200100000236102818370204030309-020070701073625141427193701090900</text:p>
          </table:table-cell>
        </table:table-row>
        <table:table-row table:style-name="ro1">
          <table:table-cell table:formula="of:=IF([$Work.A32]&lt;&gt;&quot;&quot;;[$Work.A32];&quot;&quot;)" office:value-type="string" office:string-value="Citation" calcext:value-type="string">
            <text:p>Citation</text:p>
          </table:table-cell>
          <table:table-cell table:formula="of:=IF([$Work.B32]&lt;&gt;&quot;&quot;;[$Work.B32];&quot;&quot;)" office:value-type="string" office:string-value="isProcessed" calcext:value-type="string">
            <text:p>isProcessed</text:p>
          </table:table-cell>
          <table:table-cell table:formula="of:=IF([$Work.C32]&lt;&gt;&quot;&quot;;[$Work.C32];&quot;&quot;)" office:value-type="string" office:string-value="Is this work processed or to be processed" calcext:value-type="string">
            <text:p>Is this work processed or to be processed</text:p>
          </table:table-cell>
          <table:table-cell table:formula="of:=IF([$Work.D32]&lt;&gt;&quot;&quot;;[$Work.D32];&quot;&quot;)" office:value-type="string" office:string-value="boolean" calcext:value-type="string">
            <text:p>boolean</text:p>
          </table:table-cell>
          <table:table-cell table:formula="of:=IF([$Work.E32]&lt;&gt;&quot;&quot;;[$Work.E32];&quot;&quot;)">
            <text:p/>
          </table:table-cell>
          <table:table-cell table:formula="of:=IF([$Work.F32]&lt;&gt;&quot;&quot;;[$Work.F32];&quot;&quot;)" office:value-type="string" office:string-value="false" calcext:value-type="string">
            <text:p>false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moder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nl" fo:country="N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2T09:29:14.309000000</meta:creation-date>
    <dc:date>2022-07-22T11:44:57.328000000</dc:date>
    <meta:editing-duration>PT2H15M2S</meta:editing-duration>
    <meta:editing-cycles>3</meta:editing-cycles>
    <meta:generator>LibreOffice/7.3.4.2$Windows_x86 LibreOffice_project/728fec16bd5f605073805c3c9e7c4212a0120dc5</meta:generator>
    <meta:document-statistic meta:table-count="3" meta:cell-count="423" meta:object-count="0"/>
  </office:meta>
</office:document-meta>
</file>